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Consolas" svg:font-family="Consolas" style:font-family-generic="modern"/>
    <style:font-face style:name="Courier New" svg:font-family="'Courier New'" style:font-family-generic="modern"/>
    <style:font-face style:name="HelveticaNeue" svg:font-family="HelveticaNeue, 'Times New Roman'"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ulka1" style:family="table">
      <style:table-properties style:width="17.013cm" fo:margin-left="0cm" fo:margin-right="-0.012cm" table:align="margins"/>
    </style:style>
    <style:style style:name="Tabulka1.A" style:family="table-column">
      <style:table-column-properties style:column-width="2.249cm" style:rel-column-width="1275*"/>
    </style:style>
    <style:style style:name="Tabulka1.C" style:family="table-column">
      <style:table-column-properties style:column-width="7.117cm" style:rel-column-width="4035*"/>
    </style:style>
    <style:style style:name="Tabulka1.D" style:family="table-column">
      <style:table-column-properties style:column-width="5.398cm" style:rel-column-width="3060*"/>
    </style:style>
    <style:style style:name="Tabulka1.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ulka1.D1" style:family="table-cell">
      <style:table-cell-properties fo:background-color="#000000" fo:padding="0.097cm" fo:border="0.002cm solid #000000">
        <style:background-image/>
      </style:table-cell-properties>
    </style:style>
    <style:style style:name="Tabulka1.A2" style:family="table-cell" style:data-style-name="N37">
      <style:table-cell-properties fo:padding="0.097cm" fo:border-left="0.002cm solid #000000" fo:border-right="none" fo:border-top="none" fo:border-bottom="0.002cm solid #000000"/>
    </style:style>
    <style:style style:name="Tabulka1.B2" style:family="table-cell">
      <style:table-cell-properties fo:padding="0.097cm" fo:border-left="0.002cm solid #000000" fo:border-right="none" fo:border-top="none" fo:border-bottom="0.002cm solid #000000"/>
    </style:style>
    <style:style style:name="Tabulka1.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Calibri"/>
    </style:style>
    <style:style style:name="P2" style:family="paragraph" style:parent-style-name="Standard">
      <style:text-properties style:font-name="Calibri" fo:language="cs" fo:country="CZ"/>
    </style:style>
    <style:style style:name="P3" style:family="paragraph" style:parent-style-name="Standard">
      <style:paragraph-properties fo:text-align="justify" style:justify-single-word="false"/>
      <style:text-properties style:font-name="Calibri"/>
    </style:style>
    <style:style style:name="P4" style:family="paragraph" style:parent-style-name="Standard">
      <style:text-properties style:font-name="Calibri" fo:font-size="12pt" style:font-size-asian="12pt" style:font-size-complex="12pt"/>
    </style:style>
    <style:style style:name="P5" style:family="paragraph" style:parent-style-name="Standard">
      <style:paragraph-properties style:line-height-at-least="0.353cm" fo:text-align="justify" style:justify-single-word="false" style:text-autospace="none"/>
      <style:text-properties style:font-name="Calibri" fo:font-size="12pt" style:font-size-asian="12pt" style:font-size-complex="12pt"/>
    </style:style>
    <style:style style:name="P6" style:family="paragraph" style:parent-style-name="Standard">
      <style:paragraph-properties fo:text-align="justify" style:justify-single-word="false"/>
      <style:text-properties style:font-name="Calibri" fo:font-size="12pt" style:font-size-asian="12pt" style:font-size-complex="12pt"/>
    </style:style>
    <style:style style:name="P7" style:family="paragraph" style:parent-style-name="Standard">
      <style:paragraph-properties style:line-height-at-least="0.353cm" fo:text-align="justify" style:justify-single-word="false" fo:orphans="0" fo:widows="0" fo:hyphenation-ladder-count="no-limit" style:text-autospace="none"/>
      <style:text-properties style:font-name="Calibri" fo:hyphenate="true" fo:hyphenation-remain-char-count="2" fo:hyphenation-push-char-count="2"/>
    </style:style>
    <style:style style:name="P8" style:family="paragraph" style:parent-style-name="Standard">
      <style:paragraph-properties style:line-height-at-least="0.353cm" fo:text-align="justify" style:justify-single-word="false" style:text-autospace="none"/>
      <style:text-properties style:font-name="Calibri"/>
    </style:style>
    <style:style style:name="P9" style:family="paragraph" style:parent-style-name="Standard" style:list-style-name="L3">
      <style:text-properties style:font-name="Calibri"/>
    </style:style>
    <style:style style:name="P10" style:family="paragraph" style:parent-style-name="Standard">
      <style:text-properties style:font-name="Calibri" fo:font-style="italic" style:font-style-asian="italic" style:font-style-complex="italic"/>
    </style:style>
    <style:style style:name="P11" style:family="paragraph" style:parent-style-name="Standard" style:list-style-name="L4">
      <style:text-properties style:font-name="Calibri"/>
    </style:style>
    <style:style style:name="P12" style:family="paragraph" style:parent-style-name="Standard">
      <style:text-properties fo:color="#000000"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Standard">
      <style:paragraph-properties style:line-height-at-least="0.353cm" fo:text-align="justify" style:justify-single-word="false" style:text-autospace="none"/>
      <style:text-properties fo:color="#000000" style:font-name="Calibri"/>
    </style:style>
    <style:style style:name="P14" style:family="paragraph" style:parent-style-name="Standard" style:master-page-name="">
      <style:paragraph-properties fo:margin-left="0.026cm" fo:margin-right="0cm" fo:text-indent="0cm" style:auto-text-indent="false" style:page-number="auto"/>
      <style:text-properties style:font-name="Calibri"/>
    </style:style>
    <style:style style:name="P15" style:family="paragraph" style:parent-style-name="Standard" style:master-page-name="">
      <style:paragraph-properties fo:margin-left="2.355cm" fo:margin-right="0cm" fo:text-indent="0cm" style:auto-text-indent="false" style:page-number="auto"/>
      <style:text-properties style:font-name="Calibri" fo:font-size="12pt" fo:language="cs" fo:country="CZ" style:font-size-asian="12pt" style:font-size-complex="12pt"/>
    </style:style>
    <style:style style:name="P16" style:family="paragraph" style:parent-style-name="Text_20_body">
      <style:paragraph-properties fo:text-align="justify" style:justify-single-word="false"/>
      <style:text-properties style:font-name="Calibri" fo:font-size="12pt" style:font-size-asian="12pt" style:font-size-complex="12pt"/>
    </style:style>
    <style:style style:name="P17" style:family="paragraph" style:parent-style-name="Text_20_body">
      <style:paragraph-properties fo:text-align="justify" style:justify-single-word="false"/>
      <style:text-properties style:font-name="Calibri" fo:font-size="12pt" fo:font-style="normal" style:font-size-asian="12pt" style:font-style-asian="normal" style:font-name-complex="Arial" style:font-size-complex="12pt" style:font-style-complex="normal"/>
    </style:style>
    <style:style style:name="P18" style:family="paragraph" style:parent-style-name="Text_20_body_20_indent" style:master-page-name="Standard">
      <style:paragraph-properties fo:margin-left="0cm" fo:margin-right="0cm" fo:text-align="justify" style:justify-single-word="false" fo:text-indent="0cm" style:auto-text-indent="false" style:page-number="auto"/>
      <style:text-properties fo:color="#0000ff"/>
    </style:style>
    <style:style style:name="P19" style:family="paragraph" style:parent-style-name="Text_20_body_20_indent">
      <style:paragraph-properties fo:margin-left="0cm" fo:margin-right="0cm" fo:text-align="justify" style:justify-single-word="false" fo:text-indent="0cm" style:auto-text-indent="false"/>
      <style:text-properties fo:color="#0000ff"/>
    </style:style>
    <style:style style:name="P20" style:family="paragraph" style:parent-style-name="Text_20_body_20_indent">
      <style:paragraph-properties fo:margin-left="0cm" fo:margin-right="0cm" fo:text-align="center" style:justify-single-word="false" fo:text-indent="0cm" style:auto-text-indent="false"/>
      <style:text-properties fo:color="#0000ff" style:font-name="Arial" style:font-name-complex="Arial"/>
    </style:style>
    <style:style style:name="P21" style:family="paragraph" style:parent-style-name="Text_20_body_20_indent">
      <style:paragraph-properties fo:margin-left="0cm" fo:margin-right="0cm" fo:text-indent="0cm" style:auto-text-indent="false"/>
      <style:text-properties style:font-name="Arial" fo:font-size="20pt" style:font-size-asian="20pt" style:font-name-complex="Arial"/>
    </style:style>
    <style:style style:name="P22" style:family="paragraph" style:parent-style-name="Text_20_body_20_indent">
      <style:paragraph-properties fo:margin-left="0cm" fo:margin-right="0cm" fo:text-align="center" style:justify-single-word="false" fo:text-indent="0cm" style:auto-text-indent="false"/>
      <style:text-properties style:font-name="Arial" fo:font-size="20pt" style:font-size-asian="20pt" style:font-name-complex="Arial"/>
    </style:style>
    <style:style style:name="P23" style:family="paragraph" style:parent-style-name="Text_20_body_20_indent">
      <style:paragraph-properties fo:margin-left="0cm" fo:margin-right="0cm" fo:text-align="center" style:justify-single-word="false" fo:text-indent="0cm" style:auto-text-indent="false"/>
      <style:text-properties style:font-name="Arial" fo:font-size="20pt" fo:font-weight="bold" style:font-size-asian="20pt" style:font-weight-asian="bold" style:font-name-complex="Arial"/>
    </style:style>
    <style:style style:name="P24" style:family="paragraph" style:parent-style-name="Text_20_body_20_indent">
      <style:paragraph-properties fo:margin-left="0cm" fo:margin-right="0cm" fo:text-align="justify" style:justify-single-word="false" fo:text-indent="0cm" style:auto-text-indent="false"/>
      <style:text-properties style:font-name="Arial" style:font-name-complex="Arial"/>
    </style:style>
    <style:style style:name="P25" style:family="paragraph" style:parent-style-name="Text_20_body_20_indent">
      <style:paragraph-properties fo:margin-left="0cm" fo:margin-right="0cm" fo:text-align="justify" style:justify-single-word="false" fo:text-indent="0cm" style:auto-text-indent="false"/>
    </style:style>
    <style:style style:name="P26" style:family="paragraph" style:parent-style-name="Text_20_body_20_indent">
      <style:paragraph-properties fo:margin-left="0cm" fo:margin-right="0cm" fo:text-align="end" style:justify-single-word="false" fo:text-indent="0cm" style:auto-text-indent="false"/>
    </style:style>
    <style:style style:name="P27" style:family="paragraph" style:parent-style-name="Text_20_body_20_indent">
      <style:paragraph-properties fo:margin-left="0cm" fo:margin-right="0cm" fo:text-align="start" style:justify-single-word="false" fo:text-indent="0cm" style:auto-text-indent="false"/>
    </style:style>
    <style:style style:name="P28" style:family="paragraph" style:parent-style-name="Text_20_body_20_indent">
      <style:paragraph-properties fo:margin-left="0cm" fo:margin-right="0cm" fo:text-align="end" style:justify-single-word="false" fo:text-indent="0cm" style:auto-text-indent="false"/>
      <style:text-properties style:font-name="Arial"/>
    </style:style>
    <style:style style:name="P29" style:family="paragraph" style:parent-style-name="Text_20_body_20_indent">
      <style:paragraph-properties fo:margin-left="0cm" fo:margin-right="0cm" fo:text-align="end" style:justify-single-word="false" fo:text-indent="0cm" style:auto-text-indent="false"/>
      <style:text-properties style:font-name="Arial" fo:font-weight="bold" style:font-weight-asian="bold" style:font-weight-complex="bold"/>
    </style:style>
    <style:style style:name="P30" style:family="paragraph" style:parent-style-name="Text_20_body_20_indent">
      <style:paragraph-properties fo:margin-left="0cm" fo:margin-right="0cm" fo:text-align="start" style:justify-single-word="false" fo:text-indent="0cm" style:auto-text-indent="false"/>
      <style:text-properties style:font-name="Calibri" fo:font-size="18pt" fo:font-weight="bold" style:font-size-asian="18pt" style:font-weight-asian="bold" style:font-size-complex="18pt" style:font-weight-complex="bold"/>
    </style:style>
    <style:style style:name="P31" style:family="paragraph" style:parent-style-name="Text_20_body_20_indent">
      <style:paragraph-properties fo:margin-left="0cm" fo:margin-right="0cm" fo:text-align="end" style:justify-single-word="false" fo:text-indent="0cm" style:auto-text-indent="false"/>
      <style:text-properties style:font-name="Calibri" fo:font-size="20pt" fo:font-weight="bold" style:font-size-asian="20pt" style:font-weight-asian="bold" style:font-size-complex="20pt" style:font-weight-complex="bold"/>
    </style:style>
    <style:style style:name="P32" style:family="paragraph" style:parent-style-name="Text_20_body_20_indent">
      <style:paragraph-properties fo:margin-left="0cm" fo:margin-right="0cm" fo:text-align="start" style:justify-single-word="false" fo:text-indent="0cm" style:auto-text-indent="false" fo:break-before="page"/>
    </style:style>
    <style:style style:name="P33" style:family="paragraph" style:parent-style-name="Text_20_body_20_indent">
      <style:paragraph-properties fo:margin-left="0cm" fo:margin-right="0cm" fo:text-align="start" style:justify-single-word="false" fo:text-indent="0cm" style:auto-text-indent="false" fo:background-color="transparent">
        <style:background-image/>
      </style:paragraph-properties>
      <style:text-properties style:font-name="Calibri" fo:font-size="18pt" fo:font-weight="bold" style:font-size-asian="18pt" style:font-weight-asian="bold" style:font-size-complex="18pt" style:font-weight-complex="bold"/>
    </style:style>
    <style:style style:name="P34" style:family="paragraph" style:parent-style-name="Text_20_body_20_indent" style:master-page-name="">
      <style:paragraph-properties fo:margin-left="0.9cm" fo:margin-right="0cm" fo:margin-top="0cm" fo:margin-bottom="0.212cm" fo:line-height="100%" fo:text-align="justify" style:justify-single-word="false" fo:text-indent="0cm" style:auto-text-indent="false" style:page-number="auto"/>
      <style:text-properties style:font-name="Arial" fo:font-weight="bold" style:font-weight-asian="bold" style:font-name-complex="Arial"/>
    </style:style>
    <style:style style:name="P35" style:family="paragraph" style:parent-style-name="Text_20_body_20_indent">
      <style:paragraph-properties fo:margin-left="0.9cm" fo:margin-right="0cm" fo:margin-top="0cm" fo:margin-bottom="0.212cm" fo:line-height="100%" fo:text-align="justify" style:justify-single-word="false" fo:text-indent="0cm" style:auto-text-indent="false"/>
      <style:text-properties style:font-name="Arial" fo:font-weight="bold" style:font-weight-asian="bold" style:font-name-complex="Arial"/>
    </style:style>
    <style:style style:name="P36" style:family="paragraph" style:parent-style-name="template">
      <style:text-properties fo:color="#0000ff" style:font-name="Calibri" fo:font-size="12pt" fo:language="cs" fo:country="CZ" style:font-size-asian="12pt" style:font-size-complex="12pt"/>
    </style:style>
    <style:style style:name="P37" style:family="paragraph" style:parent-style-name="template">
      <style:paragraph-properties fo:text-align="justify" style:justify-single-word="false"/>
      <style:text-properties fo:color="#0000ff" style:font-name="Calibri" fo:font-size="12pt" fo:language="cs" fo:country="CZ" style:font-size-asian="12pt" style:font-size-complex="12pt"/>
    </style:style>
    <style:style style:name="P38" style:family="paragraph" style:parent-style-name="template">
      <style:paragraph-properties fo:text-align="justify" style:justify-single-word="false"/>
      <style:text-properties fo:color="#0000ff" style:font-name="Calibri" fo:language="cs" fo:country="CZ"/>
    </style:style>
    <style:style style:name="P39" style:family="paragraph" style:parent-style-name="template">
      <style:text-properties fo:color="#0000ff" style:font-name="Calibri" fo:font-size="20pt" fo:language="cs" fo:country="CZ" style:font-size-asian="20pt" style:font-size-complex="20pt"/>
    </style:style>
    <style:style style:name="P40" style:family="paragraph" style:parent-style-name="template">
      <style:text-properties style:font-name="Calibri"/>
    </style:style>
    <style:style style:name="P41" style:family="paragraph" style:parent-style-name="template">
      <style:paragraph-properties fo:text-align="justify" style:justify-single-word="false"/>
      <style:text-properties style:font-name="Calibri" fo:font-size="12pt" style:font-size-asian="12pt" style:font-size-complex="12pt"/>
    </style:style>
    <style:style style:name="P42" style:family="paragraph" style:parent-style-name="template">
      <style:text-properties style:font-name="Calibri" fo:font-size="12pt" fo:font-style="normal" style:font-size-asian="12pt" style:font-style-asian="normal" style:font-size-complex="12pt" style:font-style-complex="normal"/>
    </style:style>
    <style:style style:name="P43" style:family="paragraph" style:parent-style-name="template">
      <style:paragraph-properties fo:text-align="justify" style:justify-single-word="false"/>
      <style:text-properties style:font-name="Calibri" fo:font-size="12pt" fo:font-style="normal" style:font-size-asian="12pt" style:font-style-asian="normal" style:font-size-complex="12pt" style:font-style-complex="normal"/>
    </style:style>
    <style:style style:name="P44" style:family="paragraph" style:parent-style-name="template">
      <style:paragraph-properties fo:text-align="justify" style:justify-single-word="false"/>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45" style:family="paragraph" style:parent-style-name="Heading_20_2">
      <style:text-properties style:font-name="Calibri"/>
    </style:style>
    <style:style style:name="P46" style:family="paragraph" style:parent-style-name="Heading_20_2">
      <style:text-properties style:font-name="Calibri" fo:font-size="16pt" style:font-size-asian="16pt" style:font-size-complex="16pt"/>
    </style:style>
    <style:style style:name="P47" style:family="paragraph" style:parent-style-name="Heading_20_2">
      <style:text-properties style:font-name="Calibri" fo:font-size="16pt" fo:font-style="normal" style:font-size-asian="16pt" style:font-style-asian="normal" style:font-size-complex="16pt" style:font-style-complex="normal"/>
    </style:style>
    <style:style style:name="P48" style:family="paragraph" style:parent-style-name="Heading_20_2">
      <style:paragraph-properties>
        <style:tab-stops>
          <style:tab-stop style:position="4.683cm"/>
        </style:tab-stops>
      </style:paragraph-properties>
      <style:text-properties style:font-name="Calibri"/>
    </style:style>
    <style:style style:name="P49" style:family="paragraph" style:parent-style-name="Heading_20_2">
      <style:text-properties fo:color="#000000" style:font-name="Calibri" fo:font-size="16pt" fo:font-weight="bold" style:font-size-asian="16pt" style:font-weight-asian="bold" style:font-size-complex="16pt" style:font-weight-complex="bold"/>
    </style:style>
    <style:style style:name="P50" style:family="paragraph" style:parent-style-name="Contents_20_1">
      <style:paragraph-properties fo:background-color="transparent">
        <style:tab-stops>
          <style:tab-stop style:position="17.635cm" style:type="right" style:leader-style="dotted" style:leader-text="."/>
        </style:tab-stops>
        <style:background-image/>
      </style:paragraph-properties>
    </style:style>
    <style:style style:name="P51" style:family="paragraph" style:parent-style-name="level_20_3_20_text">
      <style:paragraph-properties fo:margin-left="2.381cm" fo:margin-right="0cm" fo:text-indent="0cm" style:auto-text-indent="false"/>
      <style:text-properties style:font-name="Calibri" fo:font-size="12pt" fo:language="cs" fo:country="CZ" style:font-size-asian="12pt" style:font-size-complex="12pt"/>
    </style:style>
    <style:style style:name="P52" style:family="paragraph" style:parent-style-name="level_20_3_20_text">
      <style:paragraph-properties fo:margin-left="2.381cm" fo:margin-right="0cm" fo:text-indent="0cm" style:auto-text-indent="false">
        <style:tab-stops>
          <style:tab-stop style:position="2.011cm"/>
          <style:tab-stop style:position="2.328cm"/>
        </style:tab-stops>
      </style:paragraph-properties>
      <style:text-properties style:font-name="Calibri" fo:font-size="12pt" fo:language="cs" fo:country="CZ" style:font-size-asian="12pt" style:font-size-complex="12pt"/>
    </style:style>
    <style:style style:name="P53" style:family="paragraph" style:parent-style-name="level_20_3_20_text">
      <style:paragraph-properties fo:margin-left="2.381cm" fo:margin-right="0cm" fo:text-indent="0cm" style:auto-text-indent="false"/>
      <style:text-properties style:font-name="Calibri" fo:font-size="12pt" style:font-size-asian="12pt" style:font-size-complex="12pt"/>
    </style:style>
    <style:style style:name="P54" style:family="paragraph" style:parent-style-name="Heading_20_1">
      <style:text-properties style:font-name="Calibri"/>
    </style:style>
    <style:style style:name="P55" style:family="paragraph" style:parent-style-name="Heading_20_1">
      <style:text-properties style:font-name="Calibri" fo:font-size="20pt" style:font-size-asian="20pt" style:font-size-complex="20pt"/>
    </style:style>
    <style:style style:name="P56" style:family="paragraph" style:parent-style-name="Heading_20_1">
      <style:paragraph-properties fo:break-before="page"/>
      <style:text-properties style:font-name="Calibri" fo:font-size="20pt" style:font-size-asian="20pt" style:font-size-complex="20pt"/>
    </style:style>
    <style:style style:name="P57" style:family="paragraph" style:parent-style-name="Contents_20_2">
      <style:paragraph-properties fo:background-color="transparent">
        <style:tab-stops>
          <style:tab-stop style:position="16.524cm" style:type="right" style:leader-style="dotted" style:leader-text="."/>
        </style:tab-stops>
        <style:background-image/>
      </style:paragraph-properties>
    </style:style>
    <style:style style:name="P58" style:family="paragraph" style:parent-style-name="requirement" style:master-page-name="">
      <style:paragraph-properties fo:margin-left="2.355cm" fo:margin-right="0cm" fo:margin-top="0cm" fo:margin-bottom="0cm" fo:text-indent="0.026cm" style:auto-text-indent="false" style:page-number="auto">
        <style:tab-stops>
          <style:tab-stop style:position="4.683cm"/>
        </style:tab-stops>
      </style:paragraph-properties>
      <style:text-properties style:font-name="Calibri" fo:font-size="12pt" style:font-size-asian="12pt" style:font-size-complex="12pt"/>
    </style:style>
    <style:style style:name="P59" style:family="paragraph" style:parent-style-name="requirement" style:master-page-name="">
      <style:paragraph-properties fo:margin-left="2.381cm" fo:margin-right="0cm" fo:margin-top="0cm" fo:margin-bottom="0cm" fo:text-indent="0cm" style:auto-text-indent="false" style:page-number="auto"/>
      <style:text-properties style:font-name="Calibri" fo:font-size="12pt" fo:language="cs" fo:country="CZ" style:font-size-asian="12pt" style:font-size-complex="12pt"/>
    </style:style>
    <style:style style:name="P60" style:family="paragraph" style:parent-style-name="level_20_4">
      <style:text-properties style:font-name="Calibri" fo:font-size="12pt" fo:language="cs" fo:country="CZ" fo:font-weight="bold" style:font-size-asian="12pt" style:font-weight-asian="bold" style:font-size-complex="12pt" style:font-weight-complex="bold"/>
    </style:style>
    <style:style style:name="P61" style:family="paragraph" style:parent-style-name="level_20_4">
      <style:text-properties style:font-name="Calibri" fo:font-size="12pt" fo:language="cs" fo:country="CZ" fo:font-style="normal" fo:font-weight="bold" style:font-size-asian="12pt" style:font-style-asian="normal" style:font-weight-asian="bold" style:font-size-complex="12pt" style:font-style-complex="normal" style:font-weight-complex="bold"/>
    </style:style>
    <style:style style:name="P62" style:family="paragraph" style:parent-style-name="level_20_4" style:master-page-name="">
      <style:paragraph-properties fo:margin-left="2.381cm" fo:margin-right="0cm" fo:margin-top="0.212cm" fo:margin-bottom="0.212cm" fo:text-indent="0cm" style:auto-text-indent="false" style:page-number="auto"/>
      <style:text-properties style:font-name="Calibri" fo:font-size="12pt" fo:language="cs" fo:country="CZ" style:font-size-asian="12pt" style:font-size-complex="12pt"/>
    </style:style>
    <style:style style:name="P63" style:family="paragraph" style:parent-style-name="Table_20_Contents">
      <style:paragraph-properties fo:text-align="start" style:justify-single-word="false"/>
      <style:text-properties style:font-name="Times New Roman" style:font-name-complex="Times New Roman" style:font-size-complex="12pt"/>
    </style:style>
    <style:style style:name="T1" style:family="text">
      <style:text-properties style:font-name="Arial" style:font-name-complex="Arial"/>
    </style:style>
    <style:style style:name="T2" style:family="text">
      <style:text-properties style:font-name="Arial" fo:font-weight="bold" style:font-weight-asian="bold" style:font-name-complex="Arial"/>
    </style:style>
    <style:style style:name="T3" style:family="text">
      <style:text-properties fo:color="#0000ff" style:font-name="Arial" style:font-name-complex="Arial"/>
    </style:style>
    <style:style style:name="T4" style:family="text">
      <style:text-properties fo:color="#0000ff" fo:language="cs" fo:country="CZ"/>
    </style:style>
    <style:style style:name="T5" style:family="text">
      <style:text-properties fo:language="cs" fo:country="CZ"/>
    </style:style>
    <style:style style:name="T6" style:family="text">
      <style:text-properties fo:language="cs" fo:country="CZ" style:language-asian="cs" style:country-asian="CZ"/>
    </style:style>
    <style:style style:name="T7" style:family="text">
      <style:text-properties fo:language="cs" fo:country="CZ" style:language-asian="cs" style:country-asian="CZ" style:font-name-complex="HelveticaNeue"/>
    </style:style>
    <style:style style:name="T8" style:family="text">
      <style:text-properties fo:language="cs" fo:country="CZ" style:language-asian="cs" style:country-asian="CZ" style:font-name-complex="HelveticaNeue" style:font-size-complex="12pt"/>
    </style:style>
    <style:style style:name="T9" style:family="text">
      <style:text-properties fo:language="cs" fo:country="CZ" style:language-asian="cs" style:country-asian="CZ" style:font-name-complex="Arial"/>
    </style:style>
    <style:style style:name="T10" style:family="text">
      <style:text-properties fo:language="cs" fo:country="CZ" fo:font-style="italic" style:language-asian="cs" style:country-asian="CZ" style:font-style-asian="italic" style:font-name-complex="Arial"/>
    </style:style>
    <style:style style:name="T11" style:family="text">
      <style:text-properties fo:language="cs" fo:country="CZ" fo:font-style="normal" style:font-style-asian="normal" style:font-style-complex="normal"/>
    </style:style>
    <style:style style:name="T12" style:family="text">
      <style:text-properties fo:language="cs" fo:country="CZ" fo:font-style="normal" style:language-asian="cs" style:country-asian="CZ" style:font-style-asian="normal" style:font-name-complex="Arial" style:font-style-complex="normal"/>
    </style:style>
    <style:style style:name="T13" style:family="text">
      <style:text-properties fo:language="cs" fo:country="CZ" fo:font-weight="bold" style:language-asian="cs" style:country-asian="CZ" style:font-weight-asian="bold" style:font-weight-complex="bold"/>
    </style:style>
    <style:style style:name="T14" style:family="text">
      <style:text-properties fo:color="#262626" style:font-name-complex="HelveticaNeue"/>
    </style:style>
    <style:style style:name="T15" style:family="text">
      <style:text-properties fo:color="#262626" fo:language="cs" fo:country="CZ" style:language-asian="cs" style:country-asian="CZ" style:font-name-complex="HelveticaNeue" style:font-size-complex="12pt"/>
    </style:style>
    <style:style style:name="T16" style:family="text">
      <style:text-properties fo:font-weight="normal" style:font-weight-asian="normal" style:font-weight-complex="normal"/>
    </style:style>
    <style:style style:name="T17" style:family="text">
      <style:text-properties style:font-name="Calibri"/>
    </style:style>
    <style:style style:name="T18" style:family="text">
      <style:text-properties style:font-name="Calibri" fo:language="cs" fo:country="CZ" fo:font-style="normal" style:language-asian="cs" style:country-asian="CZ" style:font-style-asian="normal" style:font-name-complex="Arial" style:font-style-complex="normal"/>
    </style:style>
    <style:style style:name="T19" style:family="text">
      <style:text-properties style:font-name="Calibri" fo:font-size="12pt" fo:language="cs" fo:country="CZ" fo:font-style="normal" style:font-size-asian="12pt" style:language-asian="cs" style:country-asian="CZ" style:font-style-asian="normal" style:font-name-complex="Arial" style:font-size-complex="12pt" style:font-style-complex="normal"/>
    </style:style>
    <style:style style:name="T20" style:family="text">
      <style:text-properties style:font-name="Calibri" fo:font-size="20pt" fo:font-weight="bold" style:font-size-asian="20pt" style:font-weight-asian="bold" style:font-size-complex="20pt" style:font-weight-complex="bold"/>
    </style:style>
    <style:style style:name="T21" style:family="text">
      <style:text-properties fo:font-size="16pt" style:font-size-asian="16pt" style:font-size-complex="16pt"/>
    </style:style>
    <style:style style:name="T22" style:family="text">
      <style:text-properties fo:font-size="16pt" fo:language="cs" fo:country="CZ" style:font-size-asian="16pt" style:language-asian="cs" style:country-asian="CZ" style:font-name-complex="HelveticaNeue" style:font-size-complex="16pt"/>
    </style:style>
    <style:style style:name="T23" style:family="text">
      <style:text-properties fo:font-weight="bold" style:font-weight-asian="bold" style:font-weight-complex="bold"/>
    </style:style>
    <style:style style:name="T24" style:family="text">
      <style:text-properties fo:font-size="12pt" style:font-size-asian="12pt" style:font-name-complex="HelveticaNeue" style:font-size-complex="12pt"/>
    </style:style>
    <style:style style:name="T25" style:family="text">
      <style:text-properties fo:font-size="12pt" fo:language="cs" fo:country="CZ" fo:font-style="normal" style:font-size-asian="12pt" style:language-asian="cs" style:country-asian="CZ" style:font-style-asian="normal" style:font-name-complex="Arial" style:font-size-complex="12pt" style:font-style-complex="normal"/>
    </style:style>
    <style:style style:name="T26" style:family="text">
      <style:text-properties fo:font-size="11pt" style:font-name-asian="Consolas" style:font-size-asian="11pt" style:font-name-complex="Consolas" style:font-size-complex="11pt"/>
    </style:style>
    <style:style style:name="T27" style:family="text">
      <style:text-properties fo:font-variant="normal" fo:text-transform="none" fo:letter-spacing="normal"/>
    </style:style>
    <style:style style:name="T28" style:family="text">
      <style:text-properties fo:font-variant="normal" fo:text-transform="none" fo:letter-spacing="normal" fo:font-style="italic"/>
    </style:style>
    <style:style style:name="T29" style:family="text">
      <style:text-properties fo:font-variant="normal" fo:text-transform="none" fo:color="#252525" fo:letter-spacing="normal" fo:font-style="normal" fo:font-weight="normal" style:font-name-complex="Arial"/>
    </style:style>
    <style:style style:name="T30" style:family="text">
      <style:text-properties fo:font-style="normal" style:font-style-asian="normal" style:font-name-complex="Arial" style:font-style-complex="normal"/>
    </style:style>
    <style:style style:name="T31" style:family="text">
      <style:text-properties fo:font-style="normal" fo:font-weight="bold" style:font-style-asian="normal" style:font-weight-asian="bold" style:font-name-complex="Arial" style:font-style-complex="normal" style:font-weight-complex="bold"/>
    </style:style>
    <style:style style:name="T32" style:family="text">
      <style:text-properties fo:font-style="italic"/>
    </style:style>
    <style:style style:name="T33" style:family="text">
      <style:text-properties style:text-line-through-style="solid" fo:background-color="transparent"/>
    </style:style>
    <style:style style:name="T34" style:family="text">
      <style:text-properties fo:color="#000000" fo:language="cs" fo:country="CZ" style:language-asian="cs" style:country-asian="CZ" style:font-name-complex="HelveticaNeue"/>
    </style:style>
    <style:style style:name="T35" style:family="text">
      <style:text-properties fo:color="#000000" fo:language="cs" fo:country="CZ" style:language-asian="cs" style:country-asian="CZ" style:font-name-complex="HelveticaNeue" style:font-size-complex="12pt"/>
    </style:style>
    <style:style style:name="T36" style:family="text">
      <style:text-properties fo:color="#000000" fo:language="cs" fo:country="CZ" style:language-asian="cs" style:country-asian="CZ" style:font-name-complex="Calibri" style:font-size-complex="12pt"/>
    </style:style>
    <style:style style:name="T37" style:family="text">
      <style:text-properties fo:color="#000000" style:font-name-complex="HelveticaNeue"/>
    </style:style>
    <style:style style:name="T38" style:family="text">
      <style:text-properties style:language-asian="cs" style:country-asian="CZ" style:font-name-complex="HelveticaNeue"/>
    </style:style>
    <style:style style:name="T39" style:family="text">
      <style:text-properties style:language-asian="cs" style:country-asian="CZ" style:font-name-complex="HelveticaNeue" style:font-size-complex="12pt"/>
    </style:style>
    <style:style style:name="T40" style:family="text">
      <style:text-properties fo:font-size="20pt" style:font-size-asian="20pt" style:font-size-complex="20pt"/>
    </style:style>
    <style:style style:name="T41" style:family="text">
      <style:text-properties fo:font-size="20pt" fo:language="cs" fo:country="CZ" style:font-size-asian="20pt" style:language-asian="cs" style:country-asian="CZ" style:font-name-complex="HelveticaNeue" style:font-size-complex="20pt"/>
    </style:style>
    <style:style style:name="T42" style:family="text">
      <style:text-properties style:font-name-complex="HelveticaNeue" style:font-size-complex="12pt"/>
    </style:style>
    <style:style style:name="T43" style:family="text">
      <style:text-properties style:font-name-complex="Ari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day/>
      <number:text>.</number:text>
      <number:month/>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9"/>
      <text:p text:style-name="P19"/>
      <text:p text:style-name="P19"/>
      <text:p text:style-name="P19"/>
      <text:p text:style-name="P19"/>
      <text:p text:style-name="P19"/>
      <text:p text:style-name="P19"/>
      <text:p text:style-name="P22">Zápočtová úloha z předmětu KIV/ZSWI</text:p>
      <text:p text:style-name="P21"/>
      <text:p text:style-name="P21"/>
      <text:p text:style-name="P23">DOKUMENT SPECIFIKACE POŽADAVKŮ</text:p>
      <text:p text:style-name="P24"/>
      <text:p text:style-name="P24"/>
      <text:p text:style-name="P24"/>
      <text:p text:style-name="P24"/>
      <text:p text:style-name="P24"/>
      <text:p text:style-name="P24"/>
      <text:p text:style-name="P20">6. května 2015</text:p>
      <text:p text:style-name="P24"/>
      <text:p text:style-name="P24"/>
      <text:p text:style-name="P24"/>
      <text:p text:style-name="P24"/>
      <text:p text:style-name="P24"/>
      <text:p text:style-name="P24"/>
      <text:p text:style-name="P24"/>
      <text:p text:style-name="P24"/>
      <text:p text:style-name="P25"><text:span text:style-name="T1">Název týmu: </text:span><text:span text:style-name="T3"><text:s/></text:span><text:span text:style-name="T2">CrossCafe team</text:span></text:p>
      <text:p text:style-name="P24"/>
      <text:p text:style-name="P24">Členové týmu:</text:p>
      <text:p text:style-name="P34">Luboš Hubáček<text:span text:style-name="T16"> (vedoucí týmu)</text:span><text:tab/><text:tab/>lubos.hubacek@diginex.cz</text:p>
      <text:p text:style-name="P35">Ondřej Pittl<text:tab/><text:tab/><text:tab/><text:tab/><text:tab/>ondrej.pittl@gmail.com</text:p>
      <text:p text:style-name="P35">Jiří Homolka<text:tab/><text:tab/><text:tab/><text:tab/>jiri.homolka22@gmail.com</text:p>
      <text:p text:style-name="P35">Jan Kohlíček<text:tab/><text:tab/><text:tab/><text:tab/>kohlicejan@gmail.com</text:p>
      <text:p text:style-name="P35">Petr Kozler<text:tab/><text:tab/><text:tab/><text:tab/><text:tab/>pkozler@students.zcu.cz</text:p>
      <text:p text:style-name="P26"><text:soft-page-break/></text:p>
      <text:p text:style-name="P26"/>
      <text:p text:style-name="P26"/>
      <text:p text:style-name="P26"/>
      <text:p text:style-name="P29">JAVA aplikace pro monitoring běhu komponent</text:p>
      <text:p text:style-name="P31">DOKUMENT SPECIFIKACE POŽADAVKŮ</text:p>
      <text:p text:style-name="P26"/>
      <text:p text:style-name="P26"/>
      <text:p text:style-name="P26"/>
      <text:p text:style-name="P28">Verze &lt;1.0&gt;</text:p>
      <text:p text:style-name="P26"/>
      <text:p text:style-name="P26"/>
      <text:p text:style-name="P26"/>
      <text:p text:style-name="P26"/>
      <text:p text:style-name="P30">HISTORIE DOKUMENTU</text:p>
      <table:table table:name="Tabulka1" table:style-name="Tabulka1">
        <table:table-column table:style-name="Tabulka1.A" table:number-columns-repeated="2"/>
        <table:table-column table:style-name="Tabulka1.C"/>
        <table:table-column table:style-name="Tabulka1.D"/>
        <table:table-row>
          <table:table-cell table:style-name="Tabulka1.A1" office:value-type="string">
            <text:p text:style-name="P63">Datum</text:p>
          </table:table-cell>
          <table:table-cell table:style-name="Tabulka1.A1" office:value-type="string">
            <text:p text:style-name="P63">Verze</text:p>
          </table:table-cell>
          <table:table-cell table:style-name="Tabulka1.A1" office:value-type="string">
            <text:p text:style-name="P63">Popis</text:p>
          </table:table-cell>
          <table:table-cell table:style-name="Tabulka1.D1" office:value-type="string">
            <text:p text:style-name="P63">Autor</text:p>
          </table:table-cell>
        </table:table-row>
        <table:table-row>
          <table:table-cell table:style-name="Tabulka1.A2" office:value-type="date" office:date-value="2015-03-09">
            <text:p text:style-name="P63">9.3.2015</text:p>
          </table:table-cell>
          <table:table-cell table:style-name="Tabulka1.B2" office:value-type="string">
            <text:p text:style-name="P63">1.0</text:p>
          </table:table-cell>
          <table:table-cell table:style-name="Tabulka1.B2" office:value-type="string">
            <text:p text:style-name="P63">Vytvoření dokumentu</text:p>
          </table:table-cell>
          <table:table-cell table:style-name="Tabulka1.D2" office:value-type="string">
            <text:p text:style-name="P63">Luboš Hubáček, Petr Kozler</text:p>
          </table:table-cell>
        </table:table-row>
      </table:table>
      <text:p text:style-name="P27"/>
      <text:p text:style-name="P27"/>
      <text:p text:style-name="P27"/>
      <text:p text:style-name="P27"/>
      <text:p text:style-name="P32"><text:span text:style-name="T20">Obsah dokumentu</text:span></text:p>
      <text:table-of-content text:style-name="Sect1" text:name="Obsah1">
        <text:table-of-content-source text:outline-level="10">
          <text:index-title-template text:style-name="Contents_20_Heading">Obsah</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0">1 Úvod<text:tab/>4</text:p>
          <text:p text:style-name="P57">1.1 Předmět specifikace<text:tab/>4</text:p>
          <text:p text:style-name="P57">1.2 Typografické konvence<text:tab/>4</text:p>
          <text:p text:style-name="P57">1.3 Cílové publikum<text:tab/>4</text:p>
          <text:p text:style-name="P57">1.4 Rozsah projektu<text:tab/>4</text:p>
          <text:p text:style-name="P57">1.5 Odkazy<text:tab/>4</text:p>
          <text:p text:style-name="P50">2 Obecný popis<text:tab/>5</text:p>
          <text:p text:style-name="P57">2.1 Kontext systému<text:tab/>5</text:p>
          <text:p text:style-name="P57">2.2 Funkce produktu<text:tab/>5</text:p>
          <text:p text:style-name="P57">2.3 Třídy uživatelů<text:tab/>5</text:p>
          <text:p text:style-name="P57">2.4 Provozní prostředí<text:tab/>5</text:p>
          <text:p text:style-name="P57">2.5 Omezení návrhu a implementace<text:tab/>5</text:p>
          <text:p text:style-name="P57">2.6 Uživatelská dokumentace<text:tab/>5</text:p>
          <text:p text:style-name="P57">2.7 Předpoklady a závislosti<text:tab/>6</text:p>
          <text:p text:style-name="P50">3 Funkce systému<text:tab/>6</text:p>
          <text:p text:style-name="P57">3.1 Webservice klient<text:tab/>6</text:p>
          <text:p text:style-name="P57">3.2 Parsování JSON response<text:tab/>6</text:p>
          <text:p text:style-name="P57">3.3 Ukládání do rotujících souborů<text:tab/>6</text:p>
          <text:p text:style-name="P57">3.4 Prezentace dat v GUI<text:tab/>7</text:p>
          <text:p text:style-name="P50">4 Požadavky na vnější rozhraní<text:tab/>7</text:p>
          <text:p text:style-name="P57">4.1 Uživatelská rozhraní<text:tab/>7</text:p>
          <text:p text:style-name="P57">4.2 Hardwarová rozhraní<text:tab/>7</text:p>
          <text:p text:style-name="P57">4.3 Softwarová rozhraní<text:tab/>7</text:p>
          <text:p text:style-name="P57">4.4 Komunikační rohraní<text:tab/>7</text:p>
          <text:p text:style-name="P50">5 Další mimofunkční požadavky<text:tab/>8</text:p>
          <text:p text:style-name="P57">5.1 Výkonostní požadavky<text:tab/>8</text:p>
          <text:p text:style-name="P57">5.2 Bezpečtnostní požadavky<text:tab/>8</text:p>
          <text:p text:style-name="P57">5.3 Kvalitativní požadavky<text:tab/>8</text:p>
          <text:p text:style-name="P57">5.4 Ostatní požadavky<text:tab/>8</text:p>
          <text:p text:style-name="P50">6 Dodatek A: slovníček pojmů<text:tab/>8</text:p>
          <text:p text:style-name="P50">7 Dodatek B: seznam úkolů<text:tab/>9</text:p>
        </text:index-body>
      </text:table-of-content>
      <text:p text:style-name="P33"/>
      <text:p text:style-name="P33"/>
      <text:h text:style-name="P56" text:outline-level="1">Úvod</text:h>
      <text:h text:style-name="P46" text:outline-level="2">Předmět specifikace</text:h>
      <text:p text:style-name="P3"><text:span text:style-name="T5"><text:tab/>Naprogramujte aplikaci v jazyce Java, která bude monitorovat stav daných komponent. Ke zjišťování stavu komponent použijte výměnu dat, předávaných ve formátu JSON, pomocí jednoduchých HTTP příkazů. Získané informace poté ukládejte do předpřipravených souborů (pro každou sledovanou instanci jeden soubor) s konstantní velikostí (ukládání bude probíhat způsobem, který se označuje jako tzv. rolling file). Pro vytváření souborů použijte knihovnu Log4J ve verzi 2. Součástí programu bude i grafické uživatelské rozhraní implementované pomocí knihovny JavaFX. GUI bude obsahovat jednak strom obsahující instance komponent a také textové pole, které poslouží pro zobrazení výstupů z jednotlivých instancí filtrovaných označením příslušných položek ve stromu.</text:span></text:p>
      <text:p text:style-name="P2"/>
      <text:p text:style-name="P1"><text:span text:style-name="T5">Příklad URL pro získávání dat (komponent): </text:span><text:span text:style-name="T26">http://peerfile.eu:3000/api/mon/memory_info</text:span></text:p>
      <text:p text:style-name="P14"><text:tab/></text:p>
      <text:h text:style-name="P46" text:outline-level="2">Typografické konvence</text:h>
      <text:p text:style-name="P43"><text:span text:style-name="T5"><text:tab/>Při vytváření použijte běžné typografické konvence. Jedná se zejména například o psaní zdrojového kódu, programátorské dokumentace a rozhraní programu v anglickém jazyce. Tímto bude částečně zašťítěna kompatibilta s konvencemi využívanými u zadavatele.</text:span></text:p>
      <text:p text:style-name="P42"><text:span text:style-name="T5"/></text:p>
      <text:h text:style-name="P46" text:outline-level="2"><text:span text:style-name="T5">Cílové publikum</text:span></text:h>
      <text:p text:style-name="P44"><text:span text:style-name="T5"><text:tab/>Specifikace je určená zadavateli projektu a týmu, který jí zpracovává. Kromě zadavatele bude specifikaci číst ještě několik jeho kolegů, kteří později tuto aplikaci začlení do jiného většího systému.</text:span></text:p>
      <text:p text:style-name="P44"><text:span text:style-name="T5"/></text:p>
      <text:h text:style-name="P46" text:outline-level="2"><text:span text:style-name="T5">Rozsah projektu</text:span></text:h>
      <text:p text:style-name="P3"><text:span text:style-name="T5"><text:tab/>Cílem práce je vytvořit monitorovací aplikaci, která bude přehledně logovat data o stavu systémů do souborů, pro archivaci těchto dat.</text:span></text:p>
      <text:p text:style-name="P3"><text:span text:style-name="T5"/></text:p>
      <text:h text:style-name="P46" text:outline-level="2"><text:span text:style-name="T5">Odkazy</text:span></text:h>
      <text:p text:style-name="P12"><text:span text:style-name="T27">Unicorn. Dokumentace Monitoring REST API. </text:span><text:span text:style-name="T28">Google dokumenty. </text:span><text:span text:style-name="T27">[online]. 2014 [cit. 2015-03-09]. Dostupné z: </text:span><text:span text:style-name="T28">http://bit.ly/1DeFsnZ</text:span> </text:p>
      <text:p text:style-name="P12"/>
      <text:p text:style-name="P12">CrossCafe team. ZSWI monitoring. <text:span text:style-name="T32">GitHub. </text:span>[online]. 2015 [cit. 2015-03-09]. </text:p>
      <text:p text:style-name="P12">Dostupné z: <text:span text:style-name="T32">http://github.com/Sekiphp/ZSWI_monitoring</text:span></text:p>
      <text:p text:style-name="P12"/>
      <text:h text:style-name="P54" text:outline-level="1"><text:soft-page-break/><text:span text:style-name="T40">Obecný popis</text:span></text:h>
      <text:h text:style-name="P46" text:outline-level="2">Kontext systému</text:h>
      <text:p text:style-name="P5"><text:span text:style-name="T14"><text:tab/></text:span><text:span text:style-name="T37">Jedná se o novou část již fungujícího stávajícího produktu, jejíž úlohou bude čtení dat vytvářených jinými částmi systému a unmarshalling z formátu JSON do snadno čitelné podoby. </text:span></text:p>
      <text:p text:style-name="P37">Nakreslete jednoduchý diagram znárodňující hlavní komponenty systému, vztahy mezi podsystémy a externí rozhraní.</text:p>
      <text:p text:style-name="P37"/>
      <text:h text:style-name="P46" text:outline-level="2">Funkce produktu</text:h>
      <text:p text:style-name="P13"><text:span text:style-name="T42"><text:tab/></text:span><text:span text:style-name="T24">Tato aplikace bude používána ke zjišťování aktuálního stavu daných komponent a ukládání výstupu do rotujících souborů. Bude poskytovat jednoduché grafické uživatelské rozhraní pro pohodlné ovládání programu.</text:span></text:p>
      <text:p text:style-name="P36">Připojte obrázek hlavních skupin požadavků a vztahů mezi nimi (d<text:span text:style-name="T33">iagram datových toků, diagram případů užití</text:span>, diagram tříd).</text:p>
      <text:p text:style-name="P36"><text:span text:style-name="T4"/></text:p>
      <text:h text:style-name="P49" text:outline-level="2"><text:span text:style-name="T5">Třídy uživatelů</text:span></text:h>
      <text:p text:style-name="P7"><text:span text:style-name="T15"><text:tab/></text:span><text:span text:style-name="T35">Aplikace je ur</text:span><text:span text:style-name="T36">č</text:span><text:span text:style-name="T35">ená pro technicky zdatné uživatele, jelikož se jedná o podp</text:span><text:span text:style-name="T36">ů</text:span><text:span text:style-name="T35">rnou monitorovací službu. Všichni uživatelé aplikace budou na využívat stejného rozhraní – žádné administrátorské ú</text:span><text:span text:style-name="T36">č</text:span><text:span text:style-name="T35">ty s vyššími oprávn</text:span><text:span text:style-name="T36">ě</text:span><text:span text:style-name="T35">ními nejsou vyžadovány.</text:span></text:p>
      <text:p text:style-name="P7"><text:span text:style-name="T35"/></text:p>
      <text:h text:style-name="P46" text:outline-level="2"><text:span text:style-name="T34">Provozní prostředí</text:span></text:h>
      <text:p text:style-name="P3"><text:span text:style-name="T35"><text:tab/>Aplikace poběží na Linuxovém serveru (předpoklad).</text:span></text:p>
      <text:p text:style-name="P38"><text:span text:style-name="T39">Popište prostředí, ve kterém systém poběží – včetně hardwaru, typu a verze operačního systému, zeměpisného umístění uživatelů, serverů a databází. Uveďte seznam všech softwarových komponent a systémů, se kterými musí systém spolupracovat.</text:span></text:p>
      <text:p text:style-name="P38"><text:span text:style-name="T8"/></text:p>
      <text:h text:style-name="P46" text:outline-level="2"><text:span text:style-name="T7">Omezení návrhu a implementace</text:span></text:h>
      <text:p text:style-name="P3"><text:span text:style-name="T8"><text:tab/>Aplikace musí být naprogramována v jazyce Java. K vytvoření GUI musí být použita knihovna JavaFX. Pro logování knihovna Log4J 2 a pro výměnu dat framework Spring WS. Při výměně dat bude nutné pracovat s formátem JSON. Pro verzování a synchronizaci vývoje mezi členy týmu musí být použita služba GitHub a pro správu závislostí programu nástroj Maven. Na použitá IDE nejsou kladeny žádné zvláštní požadavky.</text:span></text:p>
      <text:p text:style-name="P3"><text:span text:style-name="T8"/></text:p>
      <text:h text:style-name="P46" text:outline-level="2"><text:span text:style-name="T7">Uživatelská dokumentace</text:span></text:h>
      <text:p text:style-name="P1"><text:span text:style-name="T8"><text:tab/>Uživatelská dokumentace bude realizována pomocí wiki na stránkách projektu na GitHubu (odkaz v kapitole 1.5) a pomocí textové dokumentace ve formátu PDF.</text:span></text:p>
      <text:h text:style-name="P46" text:outline-level="2"><text:soft-page-break/><text:span text:style-name="T7">Předpoklady a závislosti</text:span></text:h>
      <text:p text:style-name="P3"><text:span text:style-name="T8"><text:tab/>Tato aplikace bude napojena na stávající komponenty většího systému. Funkce programu je tedy závislá na funkci těchto komponent (zejména Peerfile backend (PF)). Pokud dojde k výpadku služby PF tento program nebude moci fungovat – zaznamená se výpadek systému. </text:span></text:p>
      <text:p text:style-name="P3"><text:span text:style-name="T8"/></text:p>
      <text:h text:style-name="P55" text:outline-level="1"><text:span text:style-name="T7">Funkce systému</text:span></text:h>
      <text:h text:style-name="P48" text:outline-level="2"><text:span text:style-name="T22">Webservice klient</text:span></text:h>
      <text:p text:style-name="P60">3.1.1<text:tab/>Popis a priorita</text:p>
      <text:p text:style-name="P52">Priorita: <text:s text:c="4"/>vysoká</text:p>
      <text:p text:style-name="P60">3.1.2<text:tab/>Události a odpovědi</text:p>
      <text:p text:style-name="P51">Událost: <text:s text:c="3"/>uživatel označí instanci komponenty ve stromě</text:p>
      <text:p text:style-name="P53"><text:span text:style-name="T5">Odpověď: <text:s/>program odešle příslušný požadavek pro získání dat</text:span></text:p>
      <text:p text:style-name="P60">3.1.3<text:tab/>Funkční požadavky</text:p>
      <text:p text:style-name="P58"><text:span text:style-name="T10">Pokud se nepodaří odeslat požadavek, program zobrazí chybovou hlášku a zaloguje událost do souboru a vypíše na terminál.</text:span></text:p>
      <text:h text:style-name="P45" text:outline-level="2"><text:span text:style-name="T22">Parsování JSON response</text:span></text:h>
      <text:p text:style-name="P60">3.2.1<text:tab/>Popis a priorita</text:p>
      <text:p text:style-name="P51">Priorita: <text:s text:c="5"/>vysoká</text:p>
      <text:p text:style-name="P60">3.2.2<text:tab/>Události a odpovědi</text:p>
      <text:p text:style-name="P53"><text:span text:style-name="T5">Událost: <text:s text:c="4"/>je přijata odpověď ve formátu JSON</text:span></text:p>
      <text:p text:style-name="P53"><text:span text:style-name="T5">Odpověď: <text:s/>program provede parsování přijatých dat</text:span></text:p>
      <text:p text:style-name="P60">3.2.3<text:tab/>Funkční požadavky</text:p>
      <text:p text:style-name="P59"><text:span text:style-name="T38">V případě neúspěšné operace program zareaguje obdobně jako v předchozím případě (bod 3.1.3).</text:span></text:p>
      <text:h text:style-name="P45" text:outline-level="2"><text:span text:style-name="T22">Ukládání do rotujících souborů</text:span></text:h>
      <text:p text:style-name="P60">3.1.1<text:tab/>Popis a priorita</text:p>
      <text:p text:style-name="P53"><text:span text:style-name="T5">Priorita: <text:s text:c="5"/>střední</text:span></text:p>
      <text:p text:style-name="P60">3.1.2<text:tab/>Události a odpovědi</text:p>
      <text:p text:style-name="P53"><text:span text:style-name="T5">Událost: <text:s text:c="4"/>přijatá data ve formátu JSON byla naparsována a uložena do paměti</text:span></text:p>
      <text:p text:style-name="P51">Odpověď: <text:s/>program zaloguje data v textové podobě do rotujícího souboru</text:p>
      <text:p text:style-name="P60">3.1.3<text:tab/>Funkční požadavky</text:p>
      <text:p text:style-name="P62"><text:span text:style-name="T7">V případě neúspěchu při zápisu do souboru program zobrazí příslušnou chybovou hlášku.</text:span></text:p>
      <text:h text:style-name="P45" text:outline-level="2"><text:soft-page-break/><text:span text:style-name="T22">Prezentace dat v GUI</text:span></text:h>
      <text:p text:style-name="P61">3.1.1<text:tab/>Popis a priorita</text:p>
      <text:p text:style-name="P53"><text:span text:style-name="T5">Priorita: <text:s text:c="4"/>nízká</text:span></text:p>
      <text:p text:style-name="P60">3.1.2<text:tab/>Události a odpovědi</text:p>
      <text:p text:style-name="P51">Událost: <text:s text:c="4"/>přijatá data ve formátu JSON byla naparsována a uložena do paměti</text:p>
      <text:p text:style-name="P51">Odpověď: <text:s/>program zobrazí přijatá data v´čitelné podobě do textového pole</text:p>
      <text:p text:style-name="P60">3.1.3<text:tab/>Funkční požadavky</text:p>
      <text:p text:style-name="P15"><text:span text:style-name="T7">U této části aplikace se neočekávají žádné chybové stavy.</text:span></text:p>
      <text:p text:style-name="P1"><text:span text:style-name="T22"/></text:p>
      <text:p text:style-name="P10"><text:span text:style-name="T22"/></text:p>
      <text:h text:style-name="P54" text:outline-level="1"><text:span text:style-name="T41">Požadavky na vnější rozhraní</text:span></text:h>
      <text:h text:style-name="P46" text:outline-level="2"><text:span text:style-name="T7">Uživatelská rozhraní</text:span></text:h>
      <text:p text:style-name="P41"><text:span text:style-name="T5"><text:tab/></text:span><text:span text:style-name="T11">GUI aplikace bude sestávat z jediného hlavního okna a případně jednoduchých dialogových oken. Na vizuální podobu písma či ovládacích prvků nejsou kladeny žádné zvláštní požadavky, pravděpodobně budou použita výchozí nastavení komponent knihovny Java FX. Není vyžadována lokalizace softwaru ani možnosti usnadnění ovládání pro handicapované.</text:span></text:p>
      <text:h text:style-name="P46" text:outline-level="2"><text:span text:style-name="T7">Hardwarová rozhraní</text:span></text:h>
      <text:p text:style-name="P4"><text:span text:style-name="T7"><text:tab/>V této aplikaci není třeba HW rozhraní řešit.</text:span></text:p>
      <text:h text:style-name="P45" text:outline-level="2"><text:span text:style-name="T22">Softwarová rozhraní</text:span></text:h>
      <text:p text:style-name="P6"><text:span text:style-name="T7"><text:tab/>Pro přijimání dat bude využito rozhraní instancí PF (více o PF v sekci odkazy – dokumentace v daném dokumentu). O výměnu dat se v tomto případě postará protokol JSON za pomoci HTTP hlaviček. Toto je jediný způsob, jak bude program přijímat data.</text:span></text:p>
      <text:p text:style-name="P6"><text:span text:style-name="T7"><text:tab/>API pro tento program, které by usnadnilo komunikaci s případnými dalšími programy není vyžadováno.</text:span></text:p>
      <text:h text:style-name="P45" text:outline-level="2"><text:span text:style-name="T22">Komunikační rohraní</text:span></text:h>
      <text:p text:style-name="P4"><text:span text:style-name="T7">ONDRO, KOUKNEŠ NA TO? ASI POPSAT JSON A PF</text:span></text:p>
      <text:p text:style-name="P36"><text:span text:style-name="T38">Popište požadavky na všechny komunikační funkce, které bude systém používat (e-mail, webový prohlížeč, protokoly, elektronické formuláře, ad.). Popište formát pro výměnu zpráv, zabezpečení komunikačních kanálů, šifrování, přenosové rychlosti, synchronizační mechanismy.</text:span></text:p>
      <text:p text:style-name="P39"><text:span text:style-name="T7"/></text:p>
      <text:h text:style-name="P56" text:outline-level="1"><text:span text:style-name="T7">Další mimofunkční požadavky</text:span></text:h>
      <text:h text:style-name="P46" text:outline-level="2"><text:span text:style-name="T7">Výkonostní požadavky</text:span></text:h>
      <text:p text:style-name="P36"><text:span text:style-name="T38">Uveďte konkrétní požadavky na výkon jednotlivých funkcí systému a vysvětlete důvody, které k nim vedly. Buďte co nejpřesnější (např. „na jednouživatelském PC s procesorem Intel Pentium Core 2 Duo o taktovací frekvenci 3,16 GHz a OS Windows XP s alespoň 60% volných systémových prostředků bude 95% databázových dotazů do registru vyřízeno do dvou sekund)</text:span></text:p>
      <text:p text:style-name="P36"><text:span text:style-name="T7"/></text:p>
      <text:h text:style-name="P46" text:outline-level="2"><text:span text:style-name="T7">Bezpečtnostní požadavky</text:span></text:h>
      <text:p text:style-name="P8"><text:span text:style-name="T8"><text:tab/>Nejedná se o business critical aplikaci, nicméně tato aplikace monitoruje business critical procesy, proto je vyžadována její 100% spolehlivost a v přípravě havárie by měla být provedena brzská oprava, ideálně proveditelná do jedné hodiny od zaznamenaného výpadku.</text:span></text:p>
      <text:p text:style-name="P8"><text:span text:style-name="T8"/></text:p>
      <text:h text:style-name="P46" text:outline-level="2"><text:span text:style-name="T7">Kvalitativní požadavky</text:span></text:h>
      <text:list xml:id="list4597432084507928890" text:style-name="L3">
        <text:list-item>
          <text:p text:style-name="P9"><text:span text:style-name="T8">požadavky na snadnost používání – nejsou</text:span></text:p>
        </text:list-item>
        <text:list-item>
          <text:p text:style-name="P9"><text:span text:style-name="T8">požadavky na spolehlivost – je vyžadována na 100%</text:span></text:p>
        </text:list-item>
        <text:list-item>
          <text:p text:style-name="P9"><text:span text:style-name="T8">požadavky na robustnost – oprava po havárii musí proběhnout do 1 hodiny</text:span></text:p>
        </text:list-item>
        <text:list-item>
          <text:p text:style-name="P9"><text:span text:style-name="T8">požadavky na udržitelnost – zdrojový kód a programátorská dokumentace (Javadoc) budou psány v anglickém jazyce; budou dodržovány konvence běžné v programovacím jazyce Java (například camel case)</text:span></text:p>
          <text:p text:style-name="P9"><text:span text:style-name="T8"/></text:p>
        </text:list-item>
      </text:list>
      <text:h text:style-name="P47" text:outline-level="2"><text:span text:style-name="T9">Ostatní požadavky</text:span></text:h>
      <text:p text:style-name="template"><text:span text:style-name="T19"><text:tab/>Na aplikaci nejsou kladeny žádné další zvláštní požadavky.</text:span></text:p>
      <text:p text:style-name="P40"><text:span text:style-name="T25"/></text:p>
      <text:h text:style-name="P54" text:outline-level="1"><text:span text:style-name="T12">Dodatek A: slovníček pojmů</text:span></text:h>
      <text:p text:style-name="P17"><text:span text:style-name="T23">PeerFile</text:span> (=PF) - </text:p>
      <text:p text:style-name="P17"><text:span text:style-name="T23">REST API</text:span> – </text:p>
      <text:p text:style-name="P16"><text:span text:style-name="T31">JSON</text:span><text:span text:style-name="T30"> – </text:span><text:span text:style-name="T29">způsob přenosu dat nezávislý na počítačové platformě. Vstupem je libovolná datová struktura, výstupem je vždy řetězec. Složitost hierarchie vstupní proměnné není teoreticky nijak omezena – JSON může mít různě složitou strukturu.</text:span><text:span text:style-name="T43"> </text:span></text:p>
      <text:p text:style-name="P17"><text:span text:style-name="T13">Rolling File –</text:span><text:span text:style-name="T6"> Soubor s konstatní velikostí, kde dochází k odmazání starších dat, když by mělo dojít k překročení kapacity</text:span></text:p>
      <text:p text:style-name="P17"><text:span text:style-name="T9"/></text:p>
      <text:h text:style-name="P54" text:outline-level="1"><text:soft-page-break/><text:span text:style-name="T9">Dodatek B: seznam úkolů</text:span></text:h>
      <text:p text:style-name="P1"><text:span text:style-name="T9">Zde budeme průběžně doplňovat seznam všech úkolů. Asktuální úkoly jsou:</text:span></text:p>
      <text:list xml:id="list1626278757526148356" text:style-name="L4">
        <text:list-item>
          <text:p text:style-name="P11"><text:span text:style-name="T9">načíst data z PF instancí</text:span></text:p>
        </text:list-item>
        <text:list-item>
          <text:p text:style-name="P11"><text:span text:style-name="T9">zprovoznit Maven</text:span></text:p>
        </text:list-item>
        <text:list-item>
          <text:p text:style-name="P11"><text:span text:style-name="T9">logování pomocí Log4J 2</text:span></text:p>
        </text:list-item>
      </text:list>
      <text:p text:style-name="Standard"><text:span text:style-name="T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Consolas" svg:font-family="Consolas" style:font-family-generic="modern"/>
    <style:font-face style:name="Courier New" svg:font-family="'Courier New'" style:font-family-generic="modern"/>
    <style:font-face style:name="HelveticaNeue" svg:font-family="HelveticaNeue, 'Times New Roman'"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emplate" style:family="paragraph" style:parent-style-name="Standard">
      <style:text-properties style:font-name="Arial" fo:font-size="11pt" fo:font-style="italic" style:font-size-asian="11pt" style:font-style-asian="italic" style:font-name-complex="Arial"/>
    </style:style>
    <style:style style:name="Text_20_body_20_indent" style:display-name="Text body indent" style:family="paragraph" style:parent-style-name="Standard" style:class="text">
      <style:paragraph-properties fo:margin-left="0.499cm" fo:margin-right="0cm" fo:margin-top="0cm" fo:margin-bottom="0.212cm" fo:line-height="100%" fo:text-indent="0cm" style:auto-text-indent="false"/>
      <style:text-properties style:font-name="Times New Roman" fo:language="cs" fo:country="CZ" style:font-name-complex="Times New Roman" style:font-size-complex="12pt"/>
    </style:style>
    <style:style style:name="Heading_20_6" style:display-name="Heading 6" style:family="paragraph" style:parent-style-name="Standard" style:next-style-name="Standard" style:default-outline-level="6" style:class="text">
      <style:paragraph-properties fo:margin-top="0.423cm" fo:margin-bottom="0.106cm" fo:line-height="0.388cm" fo:text-align="justify" style:justify-single-word="false"/>
      <style:text-properties style:font-name="Arial" fo:font-size="11pt" fo:font-style="italic" style:font-size-asian="11pt" style:font-style-asian="italic" style:font-name-complex="Arial"/>
    </style:style>
    <style:style style:name="Heading_20_4" style:display-name="Heading 4" style:family="paragraph" style:parent-style-name="Standard" style:next-style-name="Standard" style:default-outline-level="4" style:class="text">
      <style:paragraph-properties fo:margin-top="0.423cm" fo:margin-bottom="0.106cm" fo:line-height="0.388cm" fo:text-align="justify" style:justify-single-word="false" fo:keep-with-next="always"/>
      <style:text-properties style:font-name="Times New Roman" fo:font-size="11pt" fo:font-style="italic" fo:font-weight="bold" style:font-size-asian="11pt" style:font-style-asian="italic" style:font-weight-asian="bold" style:font-name-complex="Times New Roman"/>
    </style:style>
    <style:style style:name="Plain_20_Text" style:display-name="Plain Text" style:family="paragraph" style:parent-style-name="Standard">
      <style:paragraph-properties fo:line-height="100%"/>
      <style:text-properties style:font-name="Courier New" fo:font-size="10pt" fo:language="cs" fo:country="CZ" style:font-size-asian="10pt" style:font-name-complex="Courier New"/>
    </style:style>
    <style:style style:name="TOCEntry" style:family="paragraph" style:parent-style-name="Standard">
      <style:paragraph-properties fo:margin-top="0.212cm" fo:margin-bottom="0.423cm" style:line-height-at-least="0.423cm" fo:keep-together="always" fo:keep-with-next="always"/>
      <style:text-properties fo:font-size="18pt" fo:font-weight="bold" style:font-size-asian="18pt" style:font-weight-asian="bold"/>
    </style:style>
    <style:style style:name="Contents_20_1" style:display-name="Contents 1" style:family="paragraph" style:parent-style-name="Standard" style:next-style-name="Standard" style:class="index">
      <style:paragraph-properties fo:margin-left="0.635cm" fo:margin-right="0cm" fo:margin-top="0.106cm" fo:margin-bottom="0cm" fo:line-height="0.388cm" fo:text-align="justify" style:justify-single-word="false" fo:text-indent="-0.635cm" style:auto-text-indent="false">
        <style:tab-stops>
          <style:tab-stop style:position="0.635cm"/>
          <style:tab-stop style:position="16.51cm" style:type="right" style:leader-style="dotted" style:leader-text="."/>
        </style:tab-stops>
      </style:paragraph-properties>
      <style:text-properties fo:language="none" fo:country="none" fo:font-weight="bold" style:font-weight-asian="bold"/>
    </style:style>
    <style:style style:name="Contents_20_2" style:display-name="Contents 2" style:family="paragraph" style:parent-style-name="Standard" style:next-style-name="Standard" style:class="index">
      <style:paragraph-properties fo:margin-left="0.476cm" fo:margin-right="0cm" fo:line-height="0.388cm" fo:text-align="justify" style:justify-single-word="false" fo:text-indent="0cm" style:auto-text-indent="false">
        <style:tab-stops>
          <style:tab-stop style:position="16.51cm" style:type="right" style:leader-style="dotted" style:leader-text="."/>
        </style:tab-stops>
      </style:paragraph-properties>
      <style:text-properties fo:font-size="11pt" style:font-size-asian="11pt"/>
    </style:style>
    <style:style style:name="Heading_20_1" style:display-name="Heading 1" style:family="paragraph" style:parent-style-name="Standard" style:next-style-name="Standard" style:default-outline-level="1" style:class="text">
      <style:paragraph-properties fo:margin-top="0.847cm" fo:margin-bottom="0.423cm" style:line-height-at-least="0.423cm" fo:keep-together="always" fo:keep-with-next="always"/>
      <style:text-properties fo:font-size="18pt" fo:font-weight="bold" style:letter-kerning="true" style:font-size-asian="18pt" style:font-weight-asian="bold"/>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Heading_20_2" style:display-name="Heading 2" style:family="paragraph" style:parent-style-name="Standard" style:next-style-name="Standard" style:default-outline-level="2" style:class="text">
      <style:paragraph-properties fo:margin-top="0.494cm" fo:margin-bottom="0.494cm" style:line-height-at-least="0.423cm" fo:keep-together="always" fo:keep-with-next="always"/>
      <style:text-properties fo:font-size="14pt" fo:font-weight="bold" style:font-size-asian="14pt" style:font-weight-asian="bold"/>
    </style:style>
    <style:style style:name="level_20_4" style:display-name="level 4" style:family="paragraph" style:parent-style-name="Standard">
      <style:paragraph-properties fo:margin-left="1.118cm" fo:margin-right="0cm" fo:margin-top="0.212cm" fo:margin-bottom="0.212cm" fo:text-indent="0cm" style:auto-text-indent="false"/>
    </style:style>
    <style:style style:name="level_20_3_20_text" style:display-name="level 3 text" style:family="paragraph" style:parent-style-name="Standard">
      <style:paragraph-properties fo:margin-left="2.381cm" fo:margin-right="0cm" fo:line-height="0.388cm" fo:text-indent="-1.263cm" style:auto-text-indent="false"/>
      <style:text-properties style:font-name="Arial" fo:font-size="11pt" fo:font-style="italic" style:font-size-asian="11pt" style:font-style-asian="italic" style:font-name-complex="Arial"/>
    </style:style>
    <style:style style:name="requirement" style:family="paragraph" style:parent-style-name="level_20_4">
      <style:paragraph-properties fo:margin-left="4.142cm" fo:margin-right="0cm" fo:margin-top="0cm" fo:margin-bottom="0cm" fo:text-indent="-1.753cm" style:auto-text-indent="false"/>
      <style:text-properties style:font-name="Times New Roman" style:font-name-complex="Times New Roma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2z0" style:family="text">
      <style:text-properties fo:language="cs" fo:country="CZ" style:font-name-complex="Arial"/>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Numbering_20_Symbols" style:display-name="Numbering Symbols" style:family="text">
      <style:text-properties fo:font-size="18pt" style:font-size-asian="18pt" style:font-size-complex="18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bullet text:level="1" text:style-name="WW8Num2z0"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bullet text:level="2" text:style-name="WW8Num2z0"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3" text:style-name="WW8Num2z2" style:num-format="1" text:display-levels="3">
        <style:list-level-properties text:list-level-position-and-space-mode="label-alignment">
          <style:list-level-label-alignment text:label-followed-by="listtab"/>
        </style:list-level-properties>
      </text:list-level-style-number>
      <text:list-level-style-number text:level="4" text:style-name="WW8Num2z3" style:num-format="1" text:display-levels="4">
        <style:list-level-properties text:list-level-position-and-space-mode="label-alignment">
          <style:list-level-label-alignment text:label-followed-by="listtab"/>
        </style:list-level-properties>
      </text:list-level-style-number>
      <text:list-level-style-number text:level="5" text:style-name="WW8Num2z4" style:num-format="1" text:display-levels="5">
        <style:list-level-properties text:list-level-position-and-space-mode="label-alignment">
          <style:list-level-label-alignment text:label-followed-by="listtab"/>
        </style:list-level-properties>
      </text:list-level-style-number>
      <text:list-level-style-number text:level="6" text:style-name="WW8Num2z5" style:num-format="1" text:display-levels="6">
        <style:list-level-properties text:list-level-position-and-space-mode="label-alignment">
          <style:list-level-label-alignment text:label-followed-by="listtab"/>
        </style:list-level-properties>
      </text:list-level-style-number>
      <text:list-level-style-number text:level="7" text:style-name="WW8Num2z6" style:num-format="1" text:display-levels="7">
        <style:list-level-properties text:list-level-position-and-space-mode="label-alignment">
          <style:list-level-label-alignment text:label-followed-by="listtab"/>
        </style:list-level-properties>
      </text:list-level-style-number>
      <text:list-level-style-number text:level="8" text:style-name="WW8Num2z7" style:num-format="1" text:display-levels="8">
        <style:list-level-properties text:list-level-position-and-space-mode="label-alignment">
          <style:list-level-label-alignment text:label-followed-by="listtab"/>
        </style:list-level-properties>
      </text:list-level-style-number>
      <text:list-level-style-number text:level="9" text:style-name="WW8Num2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49cm" fo:margin-bottom="1.249cm" fo:margin-left="2.286cm" fo:margin-right="2.286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1.291cm" fo:margin-bottom="1.192cm" style:dynamic-spacing="true"/>
      </style:header-style>
      <style:footer-style>
        <style:header-footer-properties fo:min-height="1.291cm" fo:margin-top="1.192cm" style:dynamic-spacing="true"/>
      </style:footer-style>
    </style:page-layout>
  </office:automatic-styles>
  <office:master-styles>
    <style:master-page style:name="Standard" style:page-layout-name="Mpm1"/>
    <style:master-page style:name="Převést_20_1" style:display-name="Převést 1" style:page-layout-name="Mpm2">
      <style:header>
        <text:p text:style-name="Header"/>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09T17:23:48.51</meta:creation-date>
    <dc:date>2015-03-10T00:55:53.94</dc:date>
    <meta:editing-duration>PT7H31M32S</meta:editing-duration>
    <meta:editing-cycles>72</meta:editing-cycles>
    <meta:generator>OpenOffice/4.1.1$Win32 OpenOffice.org_project/411m6$Build-9775</meta:generator>
    <meta:document-statistic meta:table-count="1" meta:image-count="0" meta:object-count="0" meta:page-count="9" meta:paragraph-count="153" meta:word-count="1353" meta:character-count="9452"/>
  </office:meta>
</office:document-meta>
</file>